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en" fo:country="US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7" style:family="paragraph" style:parent-style-name="Header">
      <style:text-properties fo:font-size="2pt" fo:language="en" fo:country="US" style:font-size-asian="2pt" style:font-size-complex="2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P10" style:family="paragraph" style:parent-style-name="Text_20_body" style:list-style-name="L1">
      <style:paragraph-properties fo:margin-top="0cm" fo:margin-bottom="0cm"/>
      <style:text-properties style:font-name="Arial" fo:language="en" fo:country="US"/>
    </style:style>
    <style:style style:name="P11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12" style:family="paragraph" style:parent-style-name="Text_20_body" style:list-style-name="L2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zxx" fo:country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34307940" text:style-name="L1">
        <text:list-item>
          <text:p text:style-name="P10">It's a time consuming task – project building with sources deployment</text:p>
        </text:list-item>
        <text:list-item>
          <text:p text:style-name="P10">I want to decrease time on overal backup progress</text:p>
        </text:list-item>
      </text:list>
      <text:p text:style-name="P4"/>
      <text:h text:style-name="P9" text:outline-level="2">Проектирование</text:h>
      <text:p text:style-name="P5"/>
      <text:p text:style-name="P6">Requirements for repository</text:p>
      <text:list xml:id="list34303976" text:style-name="L2">
        <text:list-item>
          <text:p text:style-name="P12">tortoise SVN + https</text:p>
        </text:list-item>
        <text:list-item>
          <text:p text:style-name="P12">there must be an availability to download all code without having svn in an archive</text:p>
        </text:list-item>
      </text:list>
      <text:p text:style-name="P5"/>
      <text:h text:style-name="P9" text:outline-level="2">Реализация</text:h>
      <text:p text:style-name="P5"/>
      <text:p text:style-name="P6">Please move sources to codeplex.com tortoise svn repository</text:p>
      <text:p text:style-name="P6">Please remove sources deployment task</text:p>
      <text:p text:style-name="P6">Please remove backup for Butil</text:p>
      <text:p text:style-name="P6">MS Build</text:p>
      <text:p text:style-name="P5"/>
      <text:h text:style-name="P9" text:outline-level="2">Отраженность в документации</text:h>
      <text:p text:style-name="P5"/>
      <text:p text:style-name="P6">CHM: link to sources and in releasing there must be a link to sources</text:p>
      <text:p text:style-name="P6">available in program,</text:p>
      <text:p text:style-name="P6">project description of project in Butil at source forge net</text:p>
      <text:p text:style-name="P6">Add reference to codeplex.com</text:p>
      <text:p text:style-name="P6"><text:a xlink:type="simple" xlink:href="http://butil.codeplex.com/SourceControl/list/changesets">http://butil.codeplex.com/SourceControl/list/changesets</text:a></text:p>
      <text:p text:style-name="P5"/>
      <text:h text:style-name="P9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6">none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4cm" style:rel-column-width="20101*"/>
    </style:style>
    <style:style style:name="Таблица1.B" style:family="table-column">
      <style:table-column-properties style:column-width="11.785cm" style:rel-column-width="45434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en" fo:country="US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14</text:span></text:p>
              <text:p text:style-name="MP3">Sources deployment change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4:08:32.55</meta:creation-date>
    <meta:editing-duration>PT00H09M36S</meta:editing-duration>
    <meta:editing-cycles>3</meta:editing-cycles>
    <meta:generator>OpenOffice.org/3.1$Win32 OpenOffice.org_project/310m19$Build-9420</meta:generator>
    <dc:date>2010-04-10T14:20:04.64</dc:date>
    <meta:document-statistic meta:table-count="1" meta:image-count="0" meta:object-count="0" meta:page-count="1" meta:paragraph-count="25" meta:word-count="144" meta:character-count="1000"/>
    <meta:user-defined meta:name="Поле 1"/>
    <meta:user-defined meta:name="Поле 2"/>
    <meta:user-defined meta:name="Поле 3"/>
    <meta:user-defined meta:name="Поле 4"/>
  </office:meta>
</office:document-meta>
</file>